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officeooo:paragraph-rsid="005e0433"/>
    </style:style>
    <style:style style:name="P9" style:family="paragraph" style:parent-style-name="Standard">
      <style:paragraph-properties fo:text-align="start" style:justify-single-word="false"/>
      <style:text-properties officeooo:paragraph-rsid="0062670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9b714" officeooo:paragraph-rsid="0069b71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6b0358" officeooo:paragraph-rsid="006b03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6b1bdd" officeooo:paragraph-rsid="006b1bd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6d7b4c" officeooo:paragraph-rsid="006d7b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6dfffb" officeooo:paragraph-rsid="006dfff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6fa92d" officeooo:paragraph-rsid="006fa92d" style:font-weight-asian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font-weight="normal" officeooo:rsid="006fa92d" officeooo:paragraph-rsid="006fa92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0c686" officeooo:paragraph-rsid="0070c686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7288e4" officeooo:paragraph-rsid="007288e4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74ca62" officeooo:paragraph-rsid="0074ca6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76a866" officeooo:paragraph-rsid="0074ca62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787640" officeooo:paragraph-rsid="0078764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7a3179" officeooo:paragraph-rsid="007a317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7a3179" officeooo:paragraph-rsid="007aac2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7b601e" officeooo:paragraph-rsid="007b601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7c894e" officeooo:paragraph-rsid="007c894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7fd860" officeooo:paragraph-rsid="007fd86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7dd613" officeooo:paragraph-rsid="007dd61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815ea0" officeooo:paragraph-rsid="00815ea0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842451" officeooo:paragraph-rsid="0084245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857c39" officeooo:paragraph-rsid="00857c39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86a1bd" officeooo:paragraph-rsid="0086a1bd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68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69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70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71" style:family="paragraph" style:parent-style-name="Standard">
      <style:paragraph-properties fo:text-align="start" style:justify-single-word="false"/>
      <style:text-properties fo:font-weight="normal" officeooo:paragraph-rsid="006fa92d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73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74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80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81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82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84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85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660f1f" officeooo:paragraph-rsid="00660f1f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70c686" officeooo:paragraph-rsid="0070c686"/>
    </style:style>
    <style:style style:name="P88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89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67ba39" officeooo:paragraph-rsid="0067ba39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94370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9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98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99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100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101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102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103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104" style:family="paragraph" style:parent-style-name="Standard">
      <style:paragraph-properties style:line-height-at-least="0.198in"/>
    </style:style>
    <style:style style:name="P105" style:family="paragraph" style:parent-style-name="Standard">
      <style:paragraph-properties fo:margin-top="0in" fo:margin-bottom="0.1965in" style:contextual-spacing="false" style:line-height-at-least="0.198in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69b714" officeooo:paragraph-rsid="0069b714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6ceb68" officeooo:paragraph-rsid="006ceb68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70c686" officeooo:paragraph-rsid="0070c686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7288e4" officeooo:paragraph-rsid="007288e4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74ca62" officeooo:paragraph-rsid="0074ca62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76a866" officeooo:paragraph-rsid="0076a866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7c894e" officeooo:paragraph-rsid="007c894e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7fd860" officeooo:paragraph-rsid="007fd860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bold" officeooo:rsid="00815ea0" officeooo:paragraph-rsid="00815ea0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129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130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131" style:family="paragraph" style:parent-style-name="Standard">
      <style:paragraph-properties fo:text-align="start" style:justify-single-word="false"/>
      <style:text-properties fo:font-weight="normal" officeooo:rsid="0089d667" officeooo:paragraph-rsid="0089d667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weight="normal" officeooo:rsid="008b6f02" officeooo:paragraph-rsid="008b6f02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weight="normal" officeooo:rsid="008c7385" officeooo:paragraph-rsid="008c7385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8b6f02" officeooo:paragraph-rsid="008b6f02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8c7385" officeooo:paragraph-rsid="008c7385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bold" officeooo:rsid="008e5ed8" officeooo:paragraph-rsid="008e5ed8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weight="bold" officeooo:rsid="008f1222" officeooo:paragraph-rsid="008f1222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weight="bold" officeooo:rsid="008fb669" officeooo:paragraph-rsid="008fb669" style:font-weight-asian="bold" style:font-weight-complex="bold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6fa92d" style:font-weight-asian="normal" style:font-weight-complex="normal"/>
    </style:style>
    <style:style style:name="T41" style:family="text">
      <style:text-properties officeooo:rsid="00460bf6"/>
    </style:style>
    <style:style style:name="T42" style:family="text">
      <style:text-properties officeooo:rsid="00461681"/>
    </style:style>
    <style:style style:name="T43" style:family="text">
      <style:text-properties officeooo:rsid="004a138e"/>
    </style:style>
    <style:style style:name="T44" style:family="text">
      <style:text-properties officeooo:rsid="004b9c23"/>
    </style:style>
    <style:style style:name="T45" style:family="text">
      <style:text-properties officeooo:rsid="004c4fc3"/>
    </style:style>
    <style:style style:name="T46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7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8" style:family="text">
      <style:text-properties fo:font-variant="normal" fo:text-transform="none" style:font-name="Liberation Serif" fo:letter-spacing="normal" fo:font-style="normal"/>
    </style:style>
    <style:style style:name="T49" style:family="text">
      <style:text-properties fo:font-variant="normal" fo:text-transform="none" style:font-name="Liberation Serif" fo:letter-spacing="normal" fo:font-style="normal" officeooo:rsid="0051770e"/>
    </style:style>
    <style:style style:name="T50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3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4" style:family="text">
      <style:text-properties fo:font-variant="normal" fo:text-transform="none" fo:color="#303030" loext:opacity="100%" fo:letter-spacing="normal"/>
    </style:style>
    <style:style style:name="T55" style:family="text">
      <style:text-properties officeooo:rsid="0053be4c"/>
    </style:style>
    <style:style style:name="T56" style:family="text">
      <style:text-properties officeooo:rsid="0055be8f"/>
    </style:style>
    <style:style style:name="T57" style:family="text">
      <style:text-properties fo:font-weight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7aac29" style:font-weight-asian="bold" style:font-weight-complex="bold"/>
    </style:style>
    <style:style style:name="T60" style:family="text">
      <style:text-properties officeooo:rsid="005e0433"/>
    </style:style>
    <style:style style:name="T61" style:family="text">
      <style:text-properties officeooo:rsid="005fbdbf"/>
    </style:style>
    <style:style style:name="T62" style:family="text">
      <style:text-properties officeooo:rsid="00652b39"/>
    </style:style>
    <style:style style:name="T63" style:family="text">
      <style:text-properties officeooo:rsid="006948f5"/>
    </style:style>
    <style:style style:name="T64" style:family="text">
      <style:text-properties officeooo:rsid="006b1bdd"/>
    </style:style>
    <style:style style:name="T65" style:family="text">
      <style:text-properties officeooo:rsid="006c2add"/>
    </style:style>
    <style:style style:name="T66" style:family="text">
      <style:text-properties officeooo:rsid="007145cf"/>
    </style:style>
    <style:style style:name="T67" style:family="text">
      <style:text-properties officeooo:rsid="00833bb4"/>
    </style:style>
    <style:style style:name="T68" style:family="text">
      <style:text-properties officeooo:rsid="00857c39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08e5ed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79">- use a unordered_set and fill all the row and columns which has zeros in it</text:p>
      <text:p text:style-name="P79">- after that replace all the data in the rows that are stored in the set with zeros</text:p>
      <text:p text:style-name="P79">-time complexity – O(n*m)</text:p>
      <text:p text:style-name="P79">-space complexity – O(n+m)</text:p>
      <text:p text:style-name="P79"/>
      <text:p text:style-name="P79"/>
      <text:p text:style-name="P82">optimal-</text:p>
      <text:p text:style-name="P82">- use first row and column as indicators</text:p>
      <text:p text:style-name="P82">-use two variables firstRow and firstCol as indicators if the first row or column will be zero or not</text:p>
      <text:p text:style-name="P79"/>
      <text:p text:style-name="P79"/>
      <text:p text:style-name="P79"/>
      <text:p text:style-name="P79"/>
      <text:p text:style-name="P79"/>
      <text:p text:style-name="P6"><text:span text:style-name="T4">2.</text:span><text:span text:style-name="T6">Print Pascal’s Triangle</text:span></text:p>
      <text:p text:style-name="P83"/>
      <text:p text:style-name="P10"><text:span text:style-name="T7">#</text:span><text:span text:style-name="T5">find a particular element at a given row and column</text:span></text:p>
      <text:p text:style-name="P10">r = r – 1 </text:p>
      <text:p text:style-name="P10">c = c -1 </text:p>
      <text:p text:style-name="P10">find the combination of the above rCc</text:p>
      <text:p text:style-name="P10">-view the shotcut in the video of striver</text:p>
      <text:p text:style-name="P72"><text:span text:style-name="T2">int</text:span> findNcr(<text:span text:style-name="T2">int</text:span> n, <text:span text:style-name="T2">int</text:span> r)</text:p>
      <text:p text:style-name="P73">{</text:p>
      <text:p text:style-name="P73"><text:span text:style-name="T2">int</text:span> ans = <text:span text:style-name="T3">1</text:span> ;</text:p>
      <text:p text:style-name="P73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73">{</text:p>
      <text:p text:style-name="P73"><text:tab/>ans = ans * (n - i) ;<text:span text:style-name="T11"> // fo the numerator </text:span></text:p>
      <text:p text:style-name="P73"><text:tab/>ans = ans / i + <text:span text:style-name="T3">1</text:span> ;</text:p>
      <text:p text:style-name="P73">}</text:p>
      <text:p text:style-name="P73"><text:soft-page-break/><text:span text:style-name="T2">return</text:span> ans ;</text:p>
      <text:p text:style-name="P73">}</text:p>
      <text:p text:style-name="P10"/>
      <text:p text:style-name="P11">#find all the elements of a particular row of a pascals triangle</text:p>
      <text:p text:style-name="P11"/>
      <text:p text:style-name="P11">video - <text:a xlink:type="simple" xlink:href="https://www.youtube.com/watch?v=bR7mQgwQ_o8" text:style-name="Internet_20_link" text:visited-style-name="Visited_20_Internet_20_Link">https://www.youtube.com/watch?v=bR7mQgwQ_o8</text:a></text:p>
      <text:p text:style-name="P11"/>
      <text:p text:style-name="P11">theroy</text:p>
      <text:p text:style-name="P11">-the first and the last elements of the row will be 1</text:p>
      <text:p text:style-name="P11">- the next elements with refrence to a particular element will be</text:p>
      <text:p text:style-name="P11"><text:tab/>ans * (row – col ) </text:p>
      <text:p text:style-name="P11"><text:tab/>ans / col </text:p>
      <text:p text:style-name="P11">- the col should be in zero based indexing and the row can be in one based indexing</text:p>
      <text:p text:style-name="P12"/>
      <text:p text:style-name="P12"/>
      <text:p text:style-name="P12">#print the entire pascal triangle for a particular n</text:p>
      <text:p text:style-name="P12"/>
      <text:p text:style-name="P12">brute – use the formula for each element of the triangle </text:p>
      <text:p text:style-name="P12"><text:tab/>there will be <text:s/>two loops ,one loop will go from 0 to n-1 and the other will go from 0 to r-1</text:p>
      <text:p text:style-name="P12">time complexity : O(n3)</text:p>
      <text:p text:style-name="P12"/>
      <text:p text:style-name="P12">optimal – use the second approach and <text:span text:style-name="T12">find the all the rows</text:span></text:p>
      <text:p text:style-name="P81"/>
      <text:p text:style-name="P80"/>
      <text:p text:style-name="P7"><text:span text:style-name="T13">4.</text:span><text:span text:style-name="T6">Next Greater Permutation</text:span></text:p>
      <text:p text:style-name="P13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3"/>
      <text:p text:style-name="P13"/>
      <text:p text:style-name="P14">Brute :</text:p>
      <text:p text:style-name="P14">-generate all the permutations and find the existing sequence and find the the next one.</text:p>
      <text:p text:style-name="P14">-<text:span text:style-name="T14">time complexity : O(n! * n)</text:span></text:p>
      <text:p text:style-name="P15">better :</text:p>
      <text:p text:style-name="P15">-next_permuation() // for c++</text:p>
      <text:p text:style-name="P75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74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4"><text:span text:style-name="T19"><text:tab/>return</text:span> <text:span text:style-name="T15">a</text:span><text:span text:style-name="T16">;</text:span></text:p>
      <text:p text:style-name="P97">}</text:p>
      <text:p text:style-name="P15"/>
      <text:p text:style-name="P15">optimal:</text:p>
      <text:p text:style-name="P15">-<text:span text:style-name="T20">find the longest prefix match by finding the breakpoint a[i] &gt; a[i+1] </text:span><text:span text:style-name="T21">from the last </text:span></text:p>
      <text:p text:style-name="P15">-<text:span text:style-name="T20">find the element that is greater than a[i] but smaller than all the elements past index I</text:span></text:p>
      <text:p text:style-name="P15">-<text:span text:style-name="T20">place the remaining elements after i in sorted order.</text:span></text:p>
      <text:p text:style-name="P75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74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74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74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74"><text:span text:style-name="T15">ind</text:span> <text:span text:style-name="T16">=</text:span> <text:span text:style-name="T15">i</text:span><text:span text:style-name="T16">;</text:span></text:p>
      <text:p text:style-name="P74"><text:soft-page-break/><text:span text:style-name="T19">break</text:span><text:span text:style-name="T16">;</text:span></text:p>
      <text:p text:style-name="P97">}</text:p>
      <text:p text:style-name="P74"><text:span text:style-name="T16">}</text:span><text:span text:style-name="T23">//O(n)</text:span></text:p>
      <text:p text:style-name="P74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74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74"><text:span text:style-name="T19">return</text:span> <text:span text:style-name="T15">arr</text:span> <text:span text:style-name="T16">;</text:span></text:p>
      <text:p text:style-name="P97">}</text:p>
      <text:p text:style-name="P101">//O(n)</text:p>
      <text:p text:style-name="P101">//finding the element that is greater than the arr[ind]</text:p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74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74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74"><text:span text:style-name="T19">break</text:span><text:span text:style-name="T16">;</text:span> </text:p>
      <text:p text:style-name="P97">}</text:p>
      <text:p text:style-name="P97">}</text:p>
      <text:p text:style-name="P74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74"><text:span text:style-name="T19">return</text:span> <text:span text:style-name="T15">arr</text:span> <text:span text:style-name="T16">;</text:span></text:p>
      <text:p text:style-name="P97">}</text:p>
      <text:p text:style-name="P97"/>
      <text:p text:style-name="P98">O(3n)</text:p>
      <text:p text:style-name="P98"/>
      <text:p text:style-name="P99"/>
      <text:p text:style-name="P99"/>
      <text:p text:style-name="P99">5.Kadane’s algorithm</text:p>
      <text:p text:style-name="P15"/>
      <text:p text:style-name="P16">find the maximum subarray </text:p>
      <text:p text:style-name="P16">brute : use the three loop </text:p>
      <text:p text:style-name="P17">code :</text:p>
      <text:p text:style-name="P76"><text:span text:style-name="T19">#include</text:span> <text:span text:style-name="T19">&lt;</text:span><text:span text:style-name="T24">bits/stdc++.h</text:span><text:span text:style-name="T19">&gt;</text:span> </text:p>
      <text:p text:style-name="P74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97">{</text:p>
      <text:p text:style-name="P74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4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4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4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4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74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97">}</text:p>
      <text:p text:style-name="P74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97">}</text:p>
      <text:p text:style-name="P97">}</text:p>
      <text:p text:style-name="P74"><text:span text:style-name="T19">return</text:span> <text:span text:style-name="T15">ans</text:span> <text:span text:style-name="T16">;</text:span></text:p>
      <text:p text:style-name="P97">}</text:p>
      <text:p text:style-name="P17"/>
      <text:p text:style-name="P17">better : two loops</text:p>
      <text:p text:style-name="P76"><text:span text:style-name="T19">#include</text:span> <text:span text:style-name="T19">&lt;</text:span><text:span text:style-name="T24">bits/stdc++.h</text:span><text:span text:style-name="T19">&gt;</text:span> </text:p>
      <text:p text:style-name="P74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97"><text:soft-page-break/>{</text:p>
      <text:p text:style-name="P74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74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74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74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74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97">}</text:p>
      <text:p text:style-name="P74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97">}</text:p>
      <text:p text:style-name="P74"><text:span text:style-name="T19">return</text:span> <text:span text:style-name="T15">ans</text:span> <text:span text:style-name="T16">;</text:span></text:p>
      <text:p text:style-name="P97">}</text:p>
      <text:p text:style-name="P17"/>
      <text:p text:style-name="P17"/>
      <text:p text:style-name="P17">optimal : </text:p>
      <text:p text:style-name="P17">kadane’s algorithm</text:p>
      <text:p text:style-name="P17">-keep adding till we get resultant as negative then replace the value back to zero.</text:p>
      <text:p text:style-name="P17">- <text:span text:style-name="T25">keep two variables sum and max</text:span></text:p>
      <text:p text:style-name="P17"/>
      <text:p text:style-name="P17"/>
      <text:p text:style-name="P18">6.sort the array of 0’s , 1’s and 2’s </text:p>
      <text:p text:style-name="P18">brute : use the sort array function</text:p>
      <text:p text:style-name="P18">better : keep a count of number of zeros , ones and twos</text:p>
      <text:p text:style-name="P19">code :</text:p>
      <text:p text:style-name="P77"><text:span text:style-name="T19">#include</text:span> <text:span text:style-name="T19">&lt;</text:span><text:span text:style-name="T24">bits/stdc++.h</text:span><text:span text:style-name="T19">&gt;</text:span> </text:p>
      <text:p text:style-name="P104"/>
      <text:p text:style-name="P74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97">{</text:p>
      <text:p text:style-name="P74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74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74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74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74"><text:span text:style-name="T15">zero</text:span><text:span text:style-name="T16">++</text:span> <text:span text:style-name="T16">;</text:span></text:p>
      <text:p text:style-name="P97">}</text:p>
      <text:p text:style-name="P74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74"><text:span text:style-name="T15">one</text:span><text:span text:style-name="T16">++</text:span> <text:span text:style-name="T16">;</text:span></text:p>
      <text:p text:style-name="P97">}</text:p>
      <text:p text:style-name="P74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74"><text:span text:style-name="T15">two</text:span><text:span text:style-name="T16">++</text:span> <text:span text:style-name="T16">;</text:span></text:p>
      <text:p text:style-name="P97">}</text:p>
      <text:p text:style-name="P97">}</text:p>
      <text:p text:style-name="P105"/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74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97">}</text:p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74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74"><text:soft-page-break/><text:span text:style-name="T16">}</text:span> </text:p>
      <text:p text:style-name="P74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74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74"><text:span text:style-name="T16">}</text:span> </text:p>
      <text:p text:style-name="P97">}</text:p>
      <text:p text:style-name="P19"/>
      <text:p text:style-name="P18">optimal : </text:p>
      <text:p text:style-name="P19">Dutch national flag algorithm</text:p>
      <text:p text:style-name="P20">intution : </text:p>
      <text:p text:style-name="P20">0 – low -1 =&gt; 0</text:p>
      <text:p text:style-name="P20">low – mid – 1 =&gt; 1 </text:p>
      <text:p text:style-name="P20">high + 1 – n -1 =&gt; 2</text:p>
      <text:p text:style-name="P20"/>
      <text:p text:style-name="P20">mid – high =&gt; unsorted <text:span text:style-name="T26">part </text:span></text:p>
      <text:p text:style-name="P20"/>
      <text:p text:style-name="P21">algorithm :</text:p>
      <text:p text:style-name="P21">- initially mark low = 0 , mid = 1 , high = n -1</text:p>
      <text:p text:style-name="P78"><text:span text:style-name="T19">#include</text:span> <text:span text:style-name="T19">&lt;</text:span><text:span text:style-name="T24">bits/stdc++.h</text:span><text:span text:style-name="T19">&gt;</text:span> </text:p>
      <text:p text:style-name="P104"/>
      <text:p text:style-name="P74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97">{</text:p>
      <text:p text:style-name="P74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74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74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74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74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74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74"><text:span text:style-name="T15">low</text:span><text:span text:style-name="T16">++</text:span> <text:span text:style-name="T16">;</text:span></text:p>
      <text:p text:style-name="P74"><text:span text:style-name="T15">mid</text:span><text:span text:style-name="T16">++</text:span> <text:span text:style-name="T16">;</text:span></text:p>
      <text:p text:style-name="P97">}</text:p>
      <text:p text:style-name="P74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74"><text:span text:style-name="T15">mid</text:span><text:span text:style-name="T16">++</text:span> <text:span text:style-name="T16">;</text:span></text:p>
      <text:p text:style-name="P97">}</text:p>
      <text:p text:style-name="P74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74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74"><text:span text:style-name="T15">high</text:span><text:span text:style-name="T16">--;</text:span></text:p>
      <text:p text:style-name="P97">}</text:p>
      <text:p text:style-name="P97">}</text:p>
      <text:p text:style-name="P97">}</text:p>
      <text:p text:style-name="P100"/>
      <text:p text:style-name="P100"/>
      <text:p text:style-name="P100"/>
      <text:p text:style-name="P102"><text:span text:style-name="T17">7.</text:span><text:span text:style-name="T6">Best time to buy and sell stock</text:span></text:p>
      <text:p text:style-name="P84">we can only buy or sell one time!</text:p>
      <text:p text:style-name="P85"/>
      <text:p text:style-name="P103"><text:span text:style-name="T5">- </text:span><text:span text:style-name="T8">if we are buying and selling on the same day then it does not make any sense</text:span></text:p>
      <text:p text:style-name="P88">-if we are selling on a particular day than we need to buy it on the day when it is minimum</text:p>
      <text:p text:style-name="P103"><text:span text:style-name="T8">-</text:span><text:span text:style-name="T9">keep a track of minimum</text:span></text:p>
      <text:p text:style-name="P89"><text:soft-page-break/>-update the minimum after every interation</text:p>
      <text:p text:style-name="P89">-also calculate the profit after every traversal</text:p>
      <text:p text:style-name="P100"/>
      <text:p text:style-name="P100"/>
      <text:p text:style-name="P22">8. Rotate matrix by 90*</text:p>
      <text:p text:style-name="P22"><text:s/>brute → </text:p>
      <text:p text:style-name="P22">- use a spare matrix</text:p>
      <text:p text:style-name="P22">- <text:s/>[i][j] → [j][n-i-1]</text:p>
      <text:p text:style-name="P22">-<text:span text:style-name="T27">time complexity : O(n2)</text:span></text:p>
      <text:p text:style-name="P22">-<text:span text:style-name="T27">space complexity : O(n2)</text:span></text:p>
      <text:p text:style-name="P23">optimal → </text:p>
      <text:p text:style-name="P23"/>
      <text:p text:style-name="P24">8. merge overlapping subintervals</text:p>
      <text:p text:style-name="P24">- <text:span text:style-name="T28">make a 2d vector</text:span></text:p>
      <text:p text:style-name="P24">-<text:span text:style-name="T28">try a for loop 0 → n </text:span></text:p>
      <text:p text:style-name="P24">- <text:span text:style-name="T28">if the vector is empty then push back the arr[i]</text:span></text:p>
      <text:p text:style-name="P24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4"><text:tab/><text:span text:style-name="T28">if(ans.back()[1] &lt; arr[i][0]</text:span></text:p>
      <text:p text:style-name="P24"/>
      <text:p text:style-name="P24"/>
      <text:p text:style-name="P24">- <text:span text:style-name="T28">now the case becomes of elements getting overlapped</text:span></text:p>
      <text:p text:style-name="P24">- <text:span text:style-name="T28">ans.back()[1] = max(ans.back()[1] , arr[i][</text:span><text:span text:style-name="T30">1</text:span><text:span text:style-name="T28">] </text:span><text:span text:style-name="T30">)</text:span></text:p>
      <text:p text:style-name="P24"/>
      <text:p text:style-name="P25">9. merge two sorted arrays</text:p>
      <text:p text:style-name="P27">brute : use the third array and by using the merge sort method</text:p>
      <text:p text:style-name="P26">optimal : </text:p>
      <text:p text:style-name="P26">- use two pointer point one toward the last element of the first and the other to the first element of the second array</text:p>
      <text:p text:style-name="P26">-compare both of them</text:p>
      <text:p text:style-name="P26">-we will swap them if we find elements of the first array are larger than the second array</text:p>
      <text:p text:style-name="P26">-we will break if the element of the first array are already smaller than the second array</text:p>
      <text:p text:style-name="P26">-<text:span text:style-name="T31">sort the both the arrays</text:span></text:p>
      <text:p text:style-name="P28">10 . find the duplicate element in the array </text:p>
      <text:p text:style-name="P28">brute : two loops</text:p>
      <text:p text:style-name="P28">better : sort the array </text:p>
      <text:p text:style-name="P28">even better : hashmap </text:p>
      <text:p text:style-name="P28">even even better : frequency array </text:p>
      <text:p text:style-name="P29">optimal : linked list cycle detectation method</text:p>
      <text:p text:style-name="P29">-<text:span text:style-name="T32">intution → when ever there is a repeation element then there will be a cycle </text:span></text:p>
      <text:p text:style-name="P30">algo :</text:p>
      <text:p text:style-name="P30">-initialize two pointers slow and fast and initialize them to arr[0]</text:p>
      <text:p text:style-name="P30">- slow = arr[slow] and fast = arr[fast]</text:p>
      <text:p text:style-name="P30">- run a do while loop till the slow != fast</text:p>
      <text:p text:style-name="P30">- re-initialize the fast to arr[0]</text:p>
      <text:p text:style-name="P30">-run a while loop till fast != slow </text:p>
      <text:p text:style-name="P30">- return slow</text:p>
      <text:p text:style-name="P30"/>
      <text:p text:style-name="P31">10.We have elements from 1→n in the array, find the missing number and the repeating element</text:p>
      <text:p text:style-name="P31"><text:soft-page-break/>naive solution : </text:p>
      <text:p text:style-name="P31">-loop from <text:s/>1 to n and check for each number in the array and find out missing element and the repeating one.</text:p>
      <text:p text:style-name="P32">Time complexity : O(n2)</text:p>
      <text:p text:style-name="P34">space complexity : O(1)</text:p>
      <text:p text:style-name="P32">better :</text:p>
      <text:p text:style-name="P34">use a hashtable and solve</text:p>
      <text:p text:style-name="P33">Time complexity : O(n)</text:p>
      <text:p text:style-name="P34">space complexity : O(n)</text:p>
      <text:p text:style-name="P34"/>
      <text:p text:style-name="P35">optimal 1 :</text:p>
      <text:p text:style-name="P35">- do a sum of array and find the sum of first n natural numbers and after <text:span text:style-name="T33">doing this we need to subtract them </text:span></text:p>
      <text:p text:style-name="P35">- after <text:span text:style-name="T33">performing the above task we will be reveiving a equation of x – y of which one is missing number and the other is repeating number</text:span></text:p>
      <text:p text:style-name="P35">- <text:span text:style-name="T33">now find the sum of squares of elements of the array and sum of squares of first n natural numbers</text:span></text:p>
      <text:p text:style-name="P35">- <text:span text:style-name="T33">subtract them, now we get </text:span><text:span text:style-name="T34">x2 – y2, which is (x+y)(x-y)</text:span></text:p>
      <text:p text:style-name="P35">- <text:span text:style-name="T34">now we will divide the result with the answer of (x-y) , we now get x+y</text:span></text:p>
      <text:p text:style-name="P35">- <text:span text:style-name="T35">do val1 + val 2 and divide it by, we will be getting x</text:span></text:p>
      <text:p text:style-name="P35">- <text:span text:style-name="T35">now do x – val1 we get y</text:span></text:p>
      <text:p text:style-name="P35">- <text:span text:style-name="T35">x is the repeating element and y is the missing element</text:span></text:p>
      <text:p text:style-name="P35"/>
      <text:p text:style-name="P36">time complexity : O(n)</text:p>
      <text:p text:style-name="P36">space complexity : O(1) </text:p>
      <text:p text:style-name="P36"/>
      <text:p text:style-name="P67"><text:span text:style-name="T36">11.</text:span><text:span text:style-name="T6">Count Inversions</text:span></text:p>
      <text:p text:style-name="P37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7"/>
      <text:p text:style-name="P37">brute : use two for loop (nested) with time complexity as O(n2) </text:p>
      <text:p text:style-name="P38">optimal :</text:p>
      <text:p text:style-name="P106">intution</text:p>
      <text:p text:style-name="P38">- imagine there are two sorted arrays, point two pointers , one at arr1[0] and the other at arr2[0]</text:p>
      <text:p text:style-name="P38">-<text:span text:style-name="T41">loop them and find if arr1[i] &gt; arr2[i] , if this is true we will add all the remaining elements count in the counter </text:span></text:p>
      <text:p text:style-name="P38">- <text:span text:style-name="T41">we are preforming this because all the elements are sorted in the array so arr1[i] is greater than arr2[i] then </text:span><text:span text:style-name="T42">all the elements after i will be greater than arr2[i] so we add them up</text:span></text:p>
      <text:p text:style-name="P106">algorithm :</text:p>
      <text:p text:style-name="P107"/>
      <text:p text:style-name="P40">- use the merge sort code</text:p>
      <text:p text:style-name="P40">- while merging the two sorted arrays, when the right is smaller than we will simply do</text:p>
      <text:p text:style-name="P40">cnt += mid – low + 1 </text:p>
      <text:p text:style-name="P40"/>
      <text:p text:style-name="P40">-we are distorting the array, to avoid this we can make a copy of the data</text:p>
      <text:p text:style-name="P40"/>
      <text:p text:style-name="P40"/>
      <text:p text:style-name="P68"><text:span text:style-name="T37">12.</text:span><text:span text:style-name="T6">Search In A 2D Matrix</text:span></text:p>
      <text:p text:style-name="P40"/>
      <text:p text:style-name="P41">brute : two nested for loops with time complexity as O(n2)</text:p>
      <text:p text:style-name="P41"><text:soft-page-break/>better:<text:span text:style-name="T43">apply binary search in each row , time complexity will be O(nlogn) , if the target is bettween arr[i][0] – arr[i][n-1]</text:span></text:p>
      <text:p text:style-name="P41"/>
      <text:p text:style-name="P41"/>
      <text:p text:style-name="P42">optimal </text:p>
      <text:p text:style-name="P42">- the entire matrix is sorted so we can flatten it not physically but asumming it as flattened</text:p>
      <text:p text:style-name="P42">- now we will do binary search on 0 → n+m – 1</text:p>
      <text:p text:style-name="P42">- we will find the row as mid / m and col as mid % m , where mid is found in binary search</text:p>
      <text:p text:style-name="P42">-<text:span text:style-name="T44">for the intution view 12:00 of striver’s video</text:span></text:p>
      <text:p text:style-name="P42">-<text:span text:style-name="T44">time complexity - O(log(n*m))</text:span></text:p>
      <text:p text:style-name="P41"/>
      <text:p text:style-name="P69"><text:span text:style-name="T38">13. </text:span><text:span text:style-name="T6">Find X raised to power N</text:span></text:p>
      <text:p text:style-name="P43"/>
      <text:p text:style-name="P43">naive : use the power function of the c++ stl <text:span text:style-name="T45">(don’t use this in the interview)</text:span></text:p>
      <text:p text:style-name="P44">brute : </text:p>
      <text:p text:style-name="P44">looping from 1 → n </text:p>
      <text:p text:style-name="P70"><text:span text:style-name="T39">-if the n is negative make a long long variable and store the value of n in that we need to store in long long because the range of int is </text:span><text:span text:style-name="T46">-2,147,483,648 to 2,147,483,647 </text:span><text:span text:style-name="T47">so it will overflow</text:span></text:p>
      <text:p text:style-name="P118"/>
      <text:p text:style-name="P118"/>
      <text:p text:style-name="P119"/>
      <text:p text:style-name="P120">optimal :</text:p>
      <text:p text:style-name="P120">-loop till n is greater than zero</text:p>
      <text:p text:style-name="P120">-if n is odd then do ; ans = ans * x and n = n -1 </text:p>
      <text:p text:style-name="P120">-else do x = x *x and n = n/2</text:p>
      <text:p text:style-name="P120"/>
      <text:p text:style-name="P120"/>
      <text:p text:style-name="P127">14. majority element <text:span text:style-name="T55">n/2</text:span></text:p>
      <text:p text:style-name="P121">brute : two loop approach</text:p>
      <text:p text:style-name="P121">better : using hashmap</text:p>
      <text:p text:style-name="P121">optimal :</text:p>
      <text:p text:style-name="P122">mores’ voting algorithm</text:p>
      <text:p text:style-name="P117"><text:span text:style-name="T48">-</text:span><text:span text:style-name="T49">declare two variables ; element and cnt</text:span></text:p>
      <text:p text:style-name="P123">-initialize element to arr[i] and cnt as 1 </text:p>
      <text:p text:style-name="P123">-for loop 1 → n -1</text:p>
      <text:p text:style-name="P123">- do cnt++ if arr[i] == element</text:p>
      <text:p text:style-name="P123">-else cnt--</text:p>
      <text:p text:style-name="P123">-if(cnt == 0) then element = arr[i] // neutrailzation is done</text:p>
      <text:p text:style-name="P123">-return at end</text:p>
      <text:p text:style-name="P123"/>
      <text:p text:style-name="P123"/>
      <text:p text:style-name="P128">15. Majority Element n/3</text:p>
      <text:p text:style-name="P128"/>
      <text:p text:style-name="P124">question : given an array of n integers we need to find all the elements appearing more than n/3 times </text:p>
      <text:p text:style-name="P124">solution : </text:p>
      <text:p text:style-name="P124">- there will be at max of 2 integers appearing more than n/3 times.</text:p>
      <text:p text:style-name="P125">Brute : use the normal two nested for loops </text:p>
      <text:p text:style-name="P125">Better :</text:p>
      <text:p text:style-name="P125">-use the hashing </text:p>
      <text:p text:style-name="P125"><text:soft-page-break/>-in the for loop after incresing the frequency we need to check if the element’s frequency is already greater than n/3 or equal to n/3 + 1 , then push_back in the main vector</text:p>
      <text:p text:style-name="P125">-check if the size of answer is equal to 2 then break </text:p>
      <text:p text:style-name="P125"/>
      <text:p text:style-name="P125">optimal </text:p>
      <text:p text:style-name="P125">-<text:span text:style-name="T56">the intution is almost shame compared to the previous problem, here we need to have two count variables and two elements variables</text:span></text:p>
      <text:p text:style-name="P125">-<text:span text:style-name="T56">check the code for further explation</text:span></text:p>
      <text:p text:style-name="P125"/>
      <text:p text:style-name="P125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125"/>
      <text:p text:style-name="P125"/>
      <text:p text:style-name="P91"><text:span text:style-name="T50">16. </text:span><text:span text:style-name="T57">Unique Paths</text:span></text:p>
      <text:p text:style-name="P91"/>
      <text:p text:style-name="P93">Brute Force : use recursion and try out all possible paths</text:p>
      <text:p text:style-name="P92">better : <text:span text:style-name="T60">use memoization</text:span></text:p>
      <text:p text:style-name="P94">optimal :</text:p>
      <text:p text:style-name="P94">-total number of <text:span text:style-name="T61">steps taken</text:span> we take will always be <text:span text:style-name="T61">(m-1) + (n-1) = (m + n – 2 ) </text:span></text:p>
      <text:p text:style-name="P8"><text:span text:style-name="T10">-</text:span><text:span text:style-name="T51">use a for loop to calculate the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n-1 </text:span></text:span><text:span text:style-name="T54"> </text:span><text:span text:style-name="T51">or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m-1 </text:span></text:span></text:p>
      <text:p text:style-name="P8"><text:span text:style-name="Strong_20_Emphasis"><text:span text:style-name="T53">- for combination take a look at the following code for nCr</text:span></text:span></text:p>
      <text:p text:style-name="P9"><text:span text:style-name="Strong_20_Emphasis"><text:span text:style-name="T53">for(int I = 1 ; I &lt;= r ; i++ ){</text:span></text:span></text:p>
      <text:p text:style-name="P9"><text:span text:style-name="Strong_20_Emphasis"><text:span text:style-name="T53"><text:tab/>ans = ans *(n – r + I ) / I ;</text:span></text:span></text:p>
      <text:p text:style-name="P9"><text:span text:style-name="Strong_20_Emphasis"><text:span text:style-name="T53">}</text:span></text:span></text:p>
      <text:p text:style-name="P94"/>
      <text:p text:style-name="P95">17.Reverse pairs </text:p>
      <text:h text:style-name="P130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129" text:outline-level="4"><text:bookmark text:name="your-task-is-to-find-the-number-of-reverse-pairs-present-in-given-arr"/>Your task is to find the number of Reverse Pairs present in given 'ARR'.</text:h>
      <text:p text:style-name="P95"><text:s/></text:p>
      <text:p text:style-name="P96">Brute : use two nested for loops and do the job</text:p>
      <text:p text:style-name="P96"><text:span text:style-name="T62">optimal</text:span> :</text:p>
      <text:p text:style-name="P96">-<text:span text:style-name="T62">use the merge sort method like the one we used in the count-inversions</text:span></text:p>
      <text:p text:style-name="P96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96"/>
      <text:p text:style-name="P86">18.longest consecutive subsequence</text:p>
      <text:p text:style-name="P86"/>
      <text:p text:style-name="P90">better :</text:p>
      <text:p text:style-name="P90">-sort the array</text:p>
      <text:p text:style-name="P90">-make two variables ans = 1 and count = 1 </text:p>
      <text:p text:style-name="P90">-loop form 1 to n -1</text:p>
      <text:p text:style-name="P90">-if the element is same from the previous element then continue</text:p>
      <text:p text:style-name="P90">-if the element = previous element + 1 then count++</text:p>
      <text:p text:style-name="P90">-else count = 1 </text:p>
      <text:p text:style-name="P90">-ans = max(ans , count)</text:p>
      <text:p text:style-name="P90">-return ans </text:p>
      <text:p text:style-name="P90"/>
      <text:p text:style-name="P90">best</text:p>
      <text:p text:style-name="P90">-<text:span text:style-name="T63">store all the elements of the array in the set</text:span></text:p>
      <text:p text:style-name="P90"><text:soft-page-break/>-<text:span text:style-name="T63">iterate one by one in the set </text:span></text:p>
      <text:p text:style-name="P90">-<text:span text:style-name="T63">we will skip the further finding of an element if we find element -1 in the set indicating that that is not the starting of a sequence</text:span></text:p>
      <text:p text:style-name="P90"/>
      <text:p text:style-name="P126"/>
      <text:p text:style-name="P126"/>
      <text:p text:style-name="P39"/>
      <text:p text:style-name="P108">19. largest subsarray with sum as zero</text:p>
      <text:p text:style-name="P47">codeStudio: <text:a xlink:type="simple" xlink:href="https://www.codingninjas.com/studio/problems/920321?topList=striver-sde-sheet-problems&amp;utm_source=striver&amp;utm_medium=website&amp;leftPanelTab=0" text:style-name="Internet_20_link" text:visited-style-name="Visited_20_Internet_20_Link">https://www.codingninjas.com/studio/problems/920321?topList=striver-sde-sheet-problems&amp;utm_source=striver&amp;utm_medium=website&amp;leftPanelTab=0</text:a> </text:p>
      <text:p text:style-name="P45">brute :</text:p>
      <text:p text:style-name="P45">-two nested for loop for finding the each subarray as kadanae algorithm problem</text:p>
      <text:p text:style-name="P47">better</text:p>
      <text:p text:style-name="P45">- we will maintain a hashmap for storing the sum and its index</text:p>
      <text:p text:style-name="P45">- we will add the sum in every iteration</text:p>
      <text:p text:style-name="P45">- we will check if the sum is zero then ans = I + 1</text:p>
      <text:p text:style-name="P45">-else we will check if the sum is already in the hashmap</text:p>
      <text:p text:style-name="P45">-if yes we will find max(earlier – I , ans )</text:p>
      <text:p text:style-name="P45">-else add the sum with the index in the hashmap</text:p>
      <text:p text:style-name="P45"/>
      <text:p text:style-name="P46">-<text:span text:style-name="T64">this will be the optimal if the elements of the array have positive and zeros </text:span></text:p>
      <text:p text:style-name="P46"/>
      <text:p text:style-name="P47">optimal:</text:p>
      <text:p text:style-name="P47">two pointer and greedy approach</text:p>
      <text:p text:style-name="P47">-<text:span text:style-name="T65">initialize two pointers start1 and start2</text:span></text:p>
      <text:p text:style-name="P47">-<text:span text:style-name="T65">initialize two variables sum and maxLen </text:span></text:p>
      <text:p text:style-name="P47">-<text:span text:style-name="T65">run a loop till start1 &lt; n || sum &gt; target</text:span></text:p>
      <text:p text:style-name="P47">-<text:span text:style-name="T65">add elements to sum </text:span></text:p>
      <text:p text:style-name="P47">-<text:span text:style-name="T65">when sum exceeds the target subtract arr[start2] from the sum and move the start2</text:span></text:p>
      <text:p text:style-name="P109">20.Reverse a linklist</text:p>
      <text:p text:style-name="P48">approach:</text:p>
      <text:p text:style-name="P48">- initialize a pointer with null which will be the newHead</text:p>
      <text:p text:style-name="P48">- while loop till the head is not null</text:p>
      <text:p text:style-name="P48">-initialize a next pointer which will be head → next </text:p>
      <text:p text:style-name="P48">head → next = prev</text:p>
      <text:p text:style-name="P48">prev = head </text:p>
      <text:p text:style-name="P48">head = next</text:p>
      <text:p text:style-name="P48"/>
      <text:p text:style-name="P49">21.merge two sorted linklist</text:p>
      <text:p text:style-name="P49"/>
      <text:p text:style-name="P71"><text:span text:style-name="T40">22.</text:span><text:span text:style-name="T6">Delete Kth Node From End</text:span></text:p>
      <text:p text:style-name="P87">brute</text:p>
      <text:p text:style-name="P50">algorithm:</text:p>
      <text:p text:style-name="P50">-find the length of the linklist</text:p>
      <text:p text:style-name="P50">-subtract the len with k </text:p>
      <text:p text:style-name="P50">-initialize cnt = 1</text:p>
      <text:p text:style-name="P50">-find till you the cnt is less than k</text:p>
      <text:p text:style-name="P50"/>
      <text:p text:style-name="P110">Better</text:p>
      <text:p text:style-name="P52"><text:soft-page-break/>- dummy node initialization</text:p>
      <text:p text:style-name="P52">- dummy → next = head ;</text:p>
      <text:p text:style-name="P52">- initialization of two vairables slow and fast</text:p>
      <text:p text:style-name="P52">- slow = dummy</text:p>
      <text:p text:style-name="P52">- fast = dummy</text:p>
      <text:p text:style-name="P52">-cnt = 0</text:p>
      <text:p text:style-name="P52">- while(fast != NULL &amp;&amp; cnt &lt; k) fast = fast → next</text:p>
      <text:p text:style-name="P52">-while(fast → next != NULL) <text:span text:style-name="T66">slow → slow → next ; fast = fast → next</text:span></text:p>
      <text:p text:style-name="P52">-<text:span text:style-name="T66">slow → next = slow → next → next </text:span></text:p>
      <text:p text:style-name="P52">-<text:span text:style-name="T66">return dummy → next</text:span></text:p>
      <text:p text:style-name="P52"/>
      <text:p text:style-name="P111">23 . add two elements as linked list and return the answer as linked list</text:p>
      <text:p text:style-name="P111"/>
      <text:p text:style-name="P53">this has only optimal solution so </text:p>
      <text:p text:style-name="P53">-</text:p>
      <text:p text:style-name="P53"/>
      <text:p text:style-name="P112">24. delete a node from the linkedlist</text:p>
      <text:p text:style-name="P112"/>
      <text:p text:style-name="P112"/>
      <text:p text:style-name="P54">algorithm</text:p>
      <text:p text:style-name="P54">-copy the data of the element next to node</text:p>
      <text:p text:style-name="P54">-now move the next of the node to node’s next next</text:p>
      <text:p text:style-name="P55"/>
      <text:p text:style-name="P113">25. find intersection</text:p>
      <text:p text:style-name="P113"/>
      <text:p text:style-name="P56"><text:span text:style-name="T58">brute</text:span> </text:p>
      <text:p text:style-name="P56">- using normal nested loop</text:p>
      <text:p text:style-name="P56"><text:span text:style-name="T58">better</text:span> :</text:p>
      <text:p text:style-name="P56">-hashing</text:p>
      <text:p text:style-name="P57"><text:span text:style-name="T58">optimal 1</text:span> :</text:p>
      <text:p text:style-name="P57">-find the length of both of the linked list simultanouly(l1 and l2)</text:p>
      <text:p text:style-name="P57">-do l1 – l2 (assume l1 is longer) and assume the answer is in val</text:p>
      <text:p text:style-name="P57">-then move the the longer linkedList with the interation of val</text:p>
      <text:p text:style-name="P57">- move both the linked list till their address becomes same</text:p>
      <text:p text:style-name="P57"/>
      <text:p text:style-name="P58"><text:span text:style-name="T58">optimal </text:span><text:span text:style-name="T59">2:</text:span></text:p>
      <text:p text:style-name="P59">-this will be the best approach </text:p>
      <text:p text:style-name="P59">-point two dummy node to the staring of the linkedlist of both the nodes</text:p>
      <text:p text:style-name="P59">-run a loop till both the dummy node </text:p>
      <text:p text:style-name="P59">-if either of them becomes NULL point it to the head of that particular linkedList</text:p>
      <text:p text:style-name="P59">-return either of the dummy node</text:p>
      <text:p text:style-name="P113"/>
      <text:p text:style-name="P114">26 . detect a cycle in a linkedList</text:p>
      <text:p text:style-name="P114"><text:s/></text:p>
      <text:p text:style-name="P60">brute :</text:p>
      <text:p text:style-name="P60">-using a hashmap</text:p>
      <text:p text:style-name="P60">-time complexity : O(n)</text:p>
      <text:p text:style-name="P60">-space compared : O(n)</text:p>
      <text:p text:style-name="P60">optimal:</text:p>
      <text:p text:style-name="P62"><text:soft-page-break/>use slow pointer and fast pointers</text:p>
      <text:p text:style-name="P61"/>
      <text:p text:style-name="P115">27. Reverse a LinkedList</text:p>
      <text:p text:style-name="P116">optimal:</text:p>
      <text:p text:style-name="P63">- use there variable prev , head (given) , next</text:p>
      <text:p text:style-name="P63">- just reverse with the flow</text:p>
      <text:p text:style-name="P63">- time complexity : O(n)</text:p>
      <text:p text:style-name="P63">- space complexity:O(1)</text:p>
      <text:p text:style-name="P60"/>
      <text:p text:style-name="P115">28. <text:s/>palindrome LinkedList</text:p>
      <text:p text:style-name="P61"><text:span text:style-name="T58">naive</text:span>:</text:p>
      <text:p text:style-name="P61">-add all the elements of a linked list to a different array</text:p>
      <text:p text:style-name="P61">-time complexity : O(n) + O(n)</text:p>
      <text:p text:style-name="P61">-space complexity :O(n) </text:p>
      <text:p text:style-name="P61"><text:span text:style-name="T58">optimal</text:span>:</text:p>
      <text:p text:style-name="P61">-<text:span text:style-name="T67">find the middle of the linked list using the slow pointer and fast pointer method</text:span></text:p>
      <text:p text:style-name="P61">-<text:span text:style-name="T67">then reverse the linked list from the slow pointer </text:span></text:p>
      <text:p text:style-name="P61">- <text:span text:style-name="T67">now place a pointer at the start of the linkedlist and at the part reversed is attached</text:span></text:p>
      <text:p text:style-name="P61">- <text:span text:style-name="T67">now check if the elements are equal</text:span></text:p>
      <text:p text:style-name="P61">- <text:span text:style-name="T67">there will be two edge cases if the head is null return true</text:span></text:p>
      <text:p text:style-name="P61">-<text:span text:style-name="T67">and if the linkedlist has single element </text:span></text:p>
      <text:p text:style-name="P61"/>
      <text:p text:style-name="P64">29. Number of subarrays with xors-k</text:p>
      <text:p text:style-name="P64">optimal :</text:p>
      <text:p text:style-name="P64">-we need to find the number of x </text:p>
      <text:p text:style-name="P64">- x = xor ^ k</text:p>
      <text:p text:style-name="P64">- xor= xor of all the elements</text:p>
      <text:p text:style-name="P64">- k = set of elements with xor as k</text:p>
      <text:p text:style-name="P64">- x = set of elements with xor as x</text:p>
      <text:p text:style-name="P64"/>
      <text:p text:style-name="P64"/>
      <text:p text:style-name="P65">algo :</text:p>
      <text:p text:style-name="P65">-use a hashmap (int,int)</text:p>
      <text:p text:style-name="P61"><text:s/>-<text:span text:style-name="T68">fill 0 and count 1 as no element is there so the xor will be zero</text:span></text:p>
      <text:p text:style-name="P61">-<text:span text:style-name="T68">run a loop</text:span></text:p>
      <text:p text:style-name="P61">- <text:span text:style-name="T68">go on doing a xor and see and the count of appearance of xor ^ k in the mp</text:span></text:p>
      <text:p text:style-name="P61">- <text:span text:style-name="T68">add the xor in the map</text:span></text:p>
      <text:p text:style-name="P61"/>
      <text:p text:style-name="P131">30. Kth largest elements and kth smallest elements of an array</text:p>
      <text:p text:style-name="P132"/>
      <text:p text:style-name="P134">Brute: Sorting of array</text:p>
      <text:p text:style-name="P132">the kth smallest element will be the arr[k-1] and kth largest element will be arr[n – k]</text:p>
      <text:p text:style-name="P134">Better: using heap</text:p>
      <text:p text:style-name="P132">use min heap for k smallest element and use max heap for k largest elements </text:p>
      <text:p text:style-name="P133">subtract the value of k till you find 0 , the element poped when I is zero </text:p>
      <text:p text:style-name="P133">time complexity : O(nlogn)</text:p>
      <text:p text:style-name="P133"/>
      <text:p text:style-name="P135">31.Sort the array of 0s,1s,2s</text:p>
      <text:p text:style-name="P135">Brute : <text:span text:style-name="T69">sort the array , O(NlogN)</text:span></text:p>
      <text:p text:style-name="P135"><text:soft-page-break/>Better: <text:span text:style-name="T69">Count the number of 0s,1s, 2s. O(2N)</text:span></text:p>
      <text:p text:style-name="P135">Best:<text:span text:style-name="T69"> </text:span><text:span text:style-name="T70">Dutch national flag algorithm </text:span></text:p>
      <text:p text:style-name="P135"><text:span text:style-name="T70">- initialize 3 variables low = 0 , mid = 0 , high = n – 1 <text:s/></text:span></text:p>
      <text:p text:style-name="P135"><text:span text:style-name="T70">- we will compare using the values of mid</text:span></text:p>
      <text:p text:style-name="P135"><text:span text:style-name="T70">- if mid == 0 then swap(mid,low) mid++ , low++</text:span></text:p>
      <text:p text:style-name="P135"><text:span text:style-name="T70">- if mid == 1 then mid++</text:span></text:p>
      <text:p text:style-name="P136"><text:span text:style-name="T69">- if mid == 2 then swap(mid,high) high-- , mid++</text:span></text:p>
      <text:p text:style-name="P136"><text:span text:style-name="T69">note: This algorithm suggest that all the 0s will be ranging from 0 to low - 1 and 2s will be ranging from high to end remaining part in the middle will be having 1s</text:span></text:p>
      <text:p text:style-name="P132"/>
      <text:p text:style-name="P137">32.Move all negatives to the left and all the positives to the right of the array </text:p>
      <text:p text:style-name="P137">Naive: <text:span text:style-name="T69">using the normal sorting , which will be O(nlogn)</text:span></text:p>
      <text:p text:style-name="P137">Better: <text:span text:style-name="T69">add all the positive elements to an vector and all the negative elements to the another vector then merge them in one array</text:span></text:p>
      <text:p text:style-name="P137">Best: <text:span text:style-name="T69">dutch national flag algorithm</text:span></text:p>
      <text:p text:style-name="P138"><text:span text:style-name="T69">- two variable low = 0 and high = n – 1 , </text:span></text:p>
      <text:p text:style-name="P138"><text:span text:style-name="T69">- if arr[low] &lt; 0 low++</text:span></text:p>
      <text:p text:style-name="P138"><text:span text:style-name="T69">- else if arr[high] &gt;= 0 high-- // zeros will be at the right side of the array</text:span></text:p>
      <text:p text:style-name="P138"><text:span text:style-name="T69">-else swap</text:span></text:p>
      <text:p text:style-name="P137"><text:span text:style-name="T69"/></text:p>
      <text:p text:style-name="P66"/>
      <text:p text:style-name="P61"/>
      <text:p text:style-name="P61"/>
      <text:p text:style-name="P53"/>
      <text:p text:style-name="P51"/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12-19T21:00:08.072541455</dc:date>
    <meta:editing-duration>P5DT6H52M43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4" meta:paragraph-count="469" meta:word-count="3318" meta:character-count="16806" meta:non-whitespace-character-count="13830"/>
  </office:meta>
</office:document-meta>
</file>